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DataObjectFactory.AFPDataObjectFactory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DataObjectFactory.createObjectContainer( AFPDataObjectInfo dataObjec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FPDataObjectFactory.createImage( AFPImageObjectInfo imageObject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FPDataObjectFactory.createGraphic( AFPGraphicsObjectInfo graphicsObjec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PDataObjectFactory.createInclude( String includeName , AFPDataObjectInfo dataObjec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FPDataObjectFactory.createResource( AbstractNamedAFPObject namedObj , AFPResourceInfo resourceInfo , Registry . ObjectType object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